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Biolinum G" officeooo:rsid="000c7573" officeooo:paragraph-rsid="000c7573"/>
    </style:style>
    <style:style style:name="P2" style:family="paragraph" style:parent-style-name="Standard">
      <style:text-properties style:font-name="Linux Biolinum G" officeooo:rsid="000ecaaf" officeooo:paragraph-rsid="000ecaaf"/>
    </style:style>
    <style:style style:name="P3" style:family="paragraph" style:parent-style-name="Standard">
      <style:text-properties officeooo:paragraph-rsid="000febf5"/>
    </style:style>
    <style:style style:name="P4" style:family="paragraph" style:parent-style-name="Standard">
      <style:text-properties officeooo:rsid="000febf5" officeooo:paragraph-rsid="000febf5"/>
    </style:style>
    <style:style style:name="T1" style:family="text">
      <style:text-properties fo:color="#ce181e"/>
    </style:style>
    <style:style style:name="T2" style:family="text">
      <style:text-properties fo:color="#ce181e" style:font-name="Linux Biolinum G" officeooo:rsid="000c7573"/>
    </style:style>
    <style:style style:name="T3" style:family="text">
      <style:text-properties fo:font-weight="bold" style:font-weight-asian="bold" style:font-weight-complex="bold"/>
    </style:style>
    <style:style style:name="T4" style:family="text">
      <style:text-properties officeooo:rsid="000ecaaf"/>
    </style:style>
    <style:style style:name="T5" style:family="text">
      <style:text-properties style:font-name="Linux Biolinum G" officeooo:rsid="000ecaaf"/>
    </style:style>
    <style:style style:name="T6" style:family="text">
      <style:text-properties style:font-name="Linux Biolinum G" officeooo:rsid="000febf5"/>
    </style:style>
    <style:style style:name="T7" style:family="text">
      <style:text-properties style:font-name="Linux Biolinum G" fo:font-style="italic" officeooo:rsid="000ecaaf" style:font-style-asian="italic" style:font-style-complex="italic"/>
    </style:style>
    <style:style style:name="T8" style:family="text">
      <style:text-properties style:font-name="Linux Biolinum G" officeooo:rsid="000c7573"/>
    </style:style>
    <style:style style:name="T9" style:family="text">
      <style:text-properties style:font-name="Linux Biolinum G" fo:font-weight="bold" officeooo:rsid="000c7573" style:font-weight-asian="bold" style:font-weight-complex="bold"/>
    </style:style>
    <style:style style:name="T10" style:family="text">
      <style:text-properties style:font-name="Linux Biolinum G" fo:font-style="normal" style:font-style-asian="normal" style:font-style-complex="normal"/>
    </style:style>
    <style:style style:name="T11" style:family="text">
      <style:text-properties style:font-name="Linux Biolinum G" fo:font-style="normal" officeooo:rsid="000febf5" style:font-style-asian="normal" style:font-style-complex="normal"/>
    </style:style>
    <style:style style:name="T12" style:family="text">
      <style:text-properties style:font-name="Linux Biolinum G" fo:font-style="normal" officeooo:rsid="0011770c"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pan> <text:span text:style-name="T3">A quel besoin répond ce produit ?</text:span></text:p>
      <text:p text:style-name="P1"/>
      <text:p text:style-name="P2">La maison domotique réponds a 3 principaux besoins , <text:s/>la gestion et l’économie d’énergie , le confort optimal ainsi que la sécurité <text:s/>pour l’utilisateur</text:p>
      <text:p text:style-name="P1"/>
      <text:p text:style-name="P1"/>
      <text:p text:style-name="P3"><text:span text:style-name="T2">→</text:span><text:span text:style-name="T8"> </text:span><text:span text:style-name="T9">De quoi ce produit est composé ?</text:span></text:p>
      <text:p text:style-name="P3"><text:span text:style-name="T5">La </text:span><text:span text:style-name="T6">maison est composée du réseaux local reliée au </text:span><text:span text:style-name="T5">standard mo</text:span><text:span text:style-name="T6">n</text:span><text:span text:style-name="T5">dial </text:span><text:span text:style-name="T7">KNX </text:span><text:span text:style-name="T11">comme les lumières, les volets, le chauffage, le portail etc. Des programmes peuvent être créés depuis un pc et transmis dans un écran tactile installé dans une pièce principale par exemple à 20h, fermer les volets et allumer les lumières.</text:span></text:p>
      <text:p text:style-name="P3"><text:span text:style-name="T11">Un logiciel permet de contrôler l’entièreté du système, chaque composant possède une adresse IP afin de le </text:span><text:span text:style-name="T12">reconnaître</text:span><text:span text:style-name="T11"> sur le réseau </text:span><text:span text:style-name="T12">local (Ip de la caméra : 192.168.0.250).</text:span></text:p>
      <text:p text:style-name="P4"><text:span text:style-name="T12"/></text:p>
      <text:p text:style-name="P3"><text:span text:style-name="T11"/></text:p>
      <text:p text:style-name="P1">Ce produit agit-il sur de la <text:span text:style-name="T4">matièrefr</text:span> et, si c’est le cas, comment ?</text:p>
      <text:p text:style-name="P1"/>
      <text:p text:style-name="P1">Quelles sont les énergies absorbées, converties, produites par ce produit ?</text:p>
      <text:p text:style-name="P1"/>
      <text:p text:style-name="P1">Quelles sont les flux d’informations nécessaires au fonctionnement de ce produ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6T16:09:41.091000000</meta:creation-date>
    <dc:date>2021-09-06T17:04:39.859000000</dc:date>
    <meta:editing-duration>PT1M37S</meta:editing-duration>
    <meta:editing-cycles>1</meta:editing-cycles>
    <meta:document-statistic meta:table-count="0" meta:image-count="0" meta:object-count="0" meta:page-count="1" meta:paragraph-count="8" meta:word-count="157" meta:character-count="929" meta:non-whitespace-character-count="778"/>
    <meta:generator>LibreOffice/6.0.6.2$Windows_x86 LibreOffice_project/0c292870b25a325b5ed35f6b45599d2ea4458e77</meta:generator>
  </office:meta>
</office:document-meta>
</file>